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 fo:background-color="#FFFFFF">
        <style:tab-stops>
          <style:tab-stop style:type="left" style:position="0.5in"/>
        </style:tab-stops>
      </style:paragraph-properties>
      <style:text-properties style:font-name="Segoe UI" style:font-name-complex="Segoe UI" fo:font-weight="bold" style:font-weight-asian="bold" style:font-weight-complex="bold" fo:font-size="11.5pt" style:font-size-asian="11.5pt" style:font-size-complex="11.5pt" fo:hyphenate="true"/>
    </style:style>
    <style:style style:name="P2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7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0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3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6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9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0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size="11.5pt" style:font-size-asian="11.5pt" style:font-size-complex="11.5pt"/>
    </style:style>
    <style:style style:name="P21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size="11.5pt" style:font-size-asian="11.5pt" style:font-size-complex="11.5pt"/>
    </style:style>
    <style:style style:name="P22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size="11.5pt" style:font-size-asian="11.5pt" style:font-size-complex="11.5pt"/>
    </style:style>
    <style:style style:name="P23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size="11.5pt" style:font-size-asian="11.5pt" style:font-size-complex="11.5pt"/>
    </style:style>
    <style:style style:name="P24" style:parent-style-name="Normal" style:family="paragraph">
      <style:paragraph-properties fo:margin-top="0.0694in" fo:margin-bottom="0.0694in" fo:line-height="100%" fo:background-color="#FFFFFF"/>
    </style:style>
    <style:style style:name="T25" style:parent-style-name="Policepardéfaut" style:family="text">
      <style:text-properties style:font-name="Segoe UI" style:font-name-complex="Segoe UI" fo:font-weight="bold" style:font-weight-asian="bold" style:font-weight-complex="bold" fo:font-size="11.5pt" style:font-size-asian="11.5pt" style:font-size-complex="11.5pt"/>
    </style:style>
    <style:style style:name="P26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9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2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5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8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1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4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7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0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5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5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</office:automatic-styles>
  <office:body>
    <office:text text:use-soft-page-breaks="true">
      <text:p text:style-name="P1">Vidéo<text:s/>4</text:p>
      <text:list text:style-name="LFO4" text:continue-numbering="true">
        <text:list-item>
          <text:p text:style-name="P2">Quels sont les deux modes d’une passerelle exclusive.</text:p>
        </text:list-item>
      </text:list>
      <text:p text:style-name="P3">Division ou réunion</text:p>
      <text:p text:style-name="P4"/>
      <text:list text:style-name="LFO4" text:continue-numbering="true">
        <text:list-item>
          <text:p text:style-name="P5">Un même jeton peut-il suivre les différents flux qui sortent d’une passerelle exclusive ?</text:p>
        </text:list-item>
      </text:list>
      <text:p text:style-name="P6"/>
      <text:list text:style-name="LFO4" text:continue-numbering="true">
        <text:list-item>
          <text:p text:style-name="P7">Comment représente-t-on une passerelle exclusive ?</text:p>
        </text:list-item>
      </text:list>
      <text:p text:style-name="P8">Losange soit vide soit avec une croix à l’intérieur</text:p>
      <text:p text:style-name="P9"/>
      <text:list text:style-name="LFO4" text:continue-numbering="true">
        <text:list-item>
          <text:p text:style-name="P10">La passerelle de divergence est-elle facultative ? La passerelle de convergence ?</text:p>
        </text:list-item>
      </text:list>
      <text:p text:style-name="P11">Divergence n’est pas facultative mais convergence l’est.</text:p>
      <text:p text:style-name="P12"/>
      <text:list text:style-name="LFO4" text:continue-numbering="true">
        <text:list-item>
          <text:p text:style-name="P13">Peut-il y avoir plus de deux flux de séquences qui sortent d’une passerelle exclusive ?</text:p>
        </text:list-item>
      </text:list>
      <text:p text:style-name="P14">Oui si divergence</text:p>
      <text:p text:style-name="P15"/>
      <text:list text:style-name="LFO4" text:continue-numbering="true">
        <text:list-item>
          <text:p text:style-name="P16">Que veut dire une barre oblique sur un flux de séquence situé après une passerelle exclusive ?</text:p>
        </text:list-item>
      </text:list>
      <text:p text:style-name="P17">Cela signifie le choix qui sera fait par défaut si aucune autre condition n’est vérifiée</text:p>
      <text:p text:style-name="P18"/>
      <text:list text:style-name="LFO4" text:continue-numbering="true">
        <text:list-item>
          <text:p text:style-name="P19">Quels sont les types d’activités que l’on trouve souvent avant une passerelle exclusive ? Pourquoi ?</text:p>
        </text:list-item>
      </text:list>
      <text:p text:style-name="P20">On trouve souvent une activité de recherche ou demande d’infos</text:p>
      <text:p text:style-name="P21"/>
      <text:p text:style-name="P22"/>
      <text:p text:style-name="P23"/>
      <text:p text:style-name="P24"><text:span text:style-name="T25">Vidéo 2</text:span></text:p>
      <text:list text:style-name="LFO5" text:continue-numbering="true">
        <text:list-item>
          <text:p text:style-name="P26">Les événements de type début sont-ils des événement catch ou throw ?</text:p>
        </text:list-item>
      </text:list>
      <text:p text:style-name="P27"/>
      <text:p text:style-name="P28"/>
      <text:list text:style-name="LFO5" text:continue-numbering="true">
        <text:list-item>
          <text:p text:style-name="P29">Quels sont les cinq types d’événement de type début présenté ?. Comment sont-ils formalisés ?</text:p>
        </text:list-item>
      </text:list>
      <text:p text:style-name="P30"/>
      <text:p text:style-name="P31"/>
      <text:list text:style-name="LFO5" text:continue-numbering="true">
        <text:list-item>
          <text:p text:style-name="P32">Quelle différence y a-t-il entre un événement de type départ multiple et un événement de type départ multiple parallèle ?</text:p>
        </text:list-item>
      </text:list>
      <text:p text:style-name="P33"/>
      <text:p text:style-name="P34"/>
      <text:list text:style-name="LFO5" text:continue-numbering="true">
        <text:list-item>
          <text:p text:style-name="P35">Les événements de type fin sont des événement catch ?</text:p>
        </text:list-item>
      </text:list>
      <text:p text:style-name="P36"/>
      <text:p text:style-name="P37"/>
      <text:list text:style-name="LFO5" text:continue-numbering="true">
        <text:list-item>
          <text:p text:style-name="P38">Peut il avoir plusieurs événements de type fin ?</text:p>
        </text:list-item>
      </text:list>
      <text:p text:style-name="P39"/>
      <text:p text:style-name="P40"/>
      <text:list text:style-name="LFO5" text:continue-numbering="true">
        <text:list-item>
          <text:p text:style-name="P41">Quels sont les trois événements de type intermédiaire proposés ?</text:p>
        </text:list-item>
      </text:list>
      <text:p text:style-name="P42"/>
      <text:p text:style-name="P43"/>
      <text:list text:style-name="LFO5" text:continue-numbering="true">
        <text:list-item>
          <text:p text:style-name="P44">Comment savoir si un événement est de type catch ou throw ?</text:p>
        </text:list-item>
      </text:list>
      <text:p text:style-name="P45"/>
      <text:p text:style-name="P46"/>
      <text:list text:style-name="LFO5" text:continue-numbering="true">
        <text:list-item>
          <text:p text:style-name="P47">Quel élément graphique permet de distinguer un événement catch d’un événement throw.</text:p>
        </text:list-item>
      </text:list>
      <text:p text:style-name="P48"/>
      <text:p text:style-name="P49"/>
      <text:list text:style-name="LFO5" text:continue-numbering="true">
        <text:list-item>
          <text:p text:style-name="P50">A quoi sert un événement de type lien ? Permet il de décrire des situations réelles ?</text:p>
        </text:list-item>
      </text:list>
      <text:p text:style-name="P51"/>
      <text:p text:style-name="P52"/>
      <text:p text:style-name="P53"/>
      <text:p text:style-name="P54"/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activity" style:display-name="activity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z-Hautduformulaire" style:display-name="z-Haut du formulaire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z-HautduformulaireCar" style:display-name="z-Haut du formulaire Car" style:family="text" style:parent-style-name="Policepardéfaut">
      <style:text-properties style:font-name="Arial" style:font-name-asian="Times New Roman" style:font-name-complex="Arial" text:display="none" fo:font-size="8pt" style:font-size-asian="8pt" style:font-size-complex="8pt" style:language-asian="fr" style:country-asian="FR"/>
    </style:style>
    <style:style style:name="z-Basduformulaire" style:display-name="z-Bas du formulaire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z-BasduformulaireCar" style:display-name="z-Bas du formulaire Car" style:family="text" style:parent-style-name="Policepardéfaut">
      <style:text-properties style:font-name="Arial" style:font-name-asian="Times New Roman" style:font-name-complex="Arial" text:display="none" fo:font-size="8pt" style:font-size-asian="8pt" style:font-size-complex="8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Alexandre</meta:initial-creator>
    <dc:creator>Pascal Alexandre</dc:creator>
    <meta:creation-date>2023-02-22T16:15:00Z</meta:creation-date>
    <dc:date>2023-03-20T08:37:00Z</dc:date>
    <meta:template xlink:href="Normal.dotm" xlink:type="simple"/>
    <meta:editing-cycles>6</meta:editing-cycles>
    <meta:editing-duration>PT8940S</meta:editing-duration>
    <meta:document-statistic meta:page-count="1" meta:paragraph-count="3" meta:word-count="244" meta:character-count="1587" meta:row-count="11" meta:non-whitespace-character-count="1346"/>
  </office:meta>
</office:document-meta>
</file>